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ltonian Tattoo" svg:font-family="'Miltonian Tattoo', sans-serif"/>
    <style:font-face style:name="inherit" svg:font-family="inherit"/>
    <style:font-face style:name="monospace1" svg:font-family="monospace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198cm" fo:margin-left="0cm" table:align="left" fo:background-color="#272822">
        <style:background-image/>
      </style:table-properties>
    </style:style>
    <style:style style:name="Table1.A" style:family="table-column">
      <style:table-column-properties style:column-width="0.399cm"/>
    </style:style>
    <style:style style:name="Table1.B" style:family="table-column">
      <style:table-column-properties style:column-width="16.799cm"/>
    </style:style>
    <style:style style:name="Table1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2" style:family="table">
      <style:table-properties style:width="17.198cm" fo:margin-left="0cm" table:align="left" fo:background-color="#272822">
        <style:background-image/>
      </style:table-properties>
    </style:style>
    <style:style style:name="Table2.A" style:family="table-column">
      <style:table-column-properties style:column-width="0.399cm"/>
    </style:style>
    <style:style style:name="Table2.B" style:family="table-column">
      <style:table-column-properties style:column-width="16.799cm"/>
    </style:style>
    <style:style style:name="Table2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e2.B1" style:family="table-cell">
      <style:table-cell-properties style:vertical-align="middle" fo:padding="0cm" fo:border="none"/>
    </style:style>
    <style:style style:name="Table3" style:family="table">
      <style:table-properties style:width="17.992cm" fo:margin-left="0cm" table:align="left" fo:background-color="#272822">
        <style:background-image/>
      </style:table-properties>
    </style:style>
    <style:style style:name="Table3.A" style:family="table-column">
      <style:table-column-properties style:column-width="0.584cm"/>
    </style:style>
    <style:style style:name="Table3.B" style:family="table-column">
      <style:table-column-properties style:column-width="17.408cm"/>
    </style:style>
    <style:style style:name="Table3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e3.B1" style:family="table-cell">
      <style:table-cell-properties style:vertical-align="middle" fo:padding="0cm" fo:border="none"/>
    </style:style>
    <style:style style:name="Table4" style:family="table">
      <style:table-properties style:width="17.803cm" fo:margin-left="0cm" table:align="left" fo:background-color="#272822">
        <style:background-image/>
      </style:table-properties>
    </style:style>
    <style:style style:name="Table4.A" style:family="table-column">
      <style:table-column-properties style:column-width="0.584cm"/>
    </style:style>
    <style:style style:name="Table4.B" style:family="table-column">
      <style:table-column-properties style:column-width="17.219cm"/>
    </style:style>
    <style:style style:name="Table4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e4.B1" style:family="table-cell">
      <style:table-cell-properties style:vertical-align="middle" fo:padding="0cm" fo:border="none"/>
    </style:style>
    <style:style style:name="Table5" style:family="table">
      <style:table-properties style:width="16.801cm" table:align="left" fo:background-color="#272822">
        <style:background-image/>
      </style:table-properties>
    </style:style>
    <style:style style:name="Table5.A" style:family="table-column">
      <style:table-column-properties style:column-width="0.584cm"/>
    </style:style>
    <style:style style:name="Table5.B" style:family="table-column">
      <style:table-column-properties style:column-width="16.217cm"/>
    </style:style>
    <style:style style:name="Table5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e5.B1" style:family="table-cell">
      <style:table-cell-properties style:vertical-align="middle" fo:padding="0cm" fo:border="none"/>
    </style:style>
    <style:style style:name="Table6" style:family="table">
      <style:table-properties style:width="17.009cm" fo:margin-left="0cm" table:align="left"/>
    </style:style>
    <style:style style:name="Table6.A" style:family="table-column">
      <style:table-column-properties style:column-width="0.584cm"/>
    </style:style>
    <style:style style:name="Table6.B" style:family="table-column">
      <style:table-column-properties style:column-width="16.425cm"/>
    </style:style>
    <style:style style:name="Table6.A1" style:family="table-cell">
      <style:table-cell-properties style:vertical-align="middle" fo:background-color="#272822" fo:padding="0cm" fo:border="none">
        <style:background-image/>
      </style:table-cell-properties>
    </style:style>
    <style:style style:name="Table6.B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397cm" fo:text-align="center" style:justify-single-word="false" fo:text-indent="0cm" style:auto-text-indent="false"/>
      <style:text-properties fo:color="#868686" style:font-name="inherit" fo:font-size="8.25pt" fo:font-weight="normal" loext:padding="0cm" loext:border="non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style:line-height-at-least="0.397cm" fo:text-align="center" style:justify-single-word="false" fo:text-indent="0cm" style:auto-text-indent="false"/>
      <style:text-properties fo:color="#868686" style:font-name="inherit" fo:font-size="8.25pt" fo:font-weight="normal" fo:background-color="#32322a" loext:padding="0cm" loext:border="none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loext:padding="0cm" loext:border="none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8f8f2" style:font-name="inherit" loext:padding="0cm" loext:border="none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75715e" style:font-name="inherit" loext:padding="0cm" loext:border="non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60%" fo:orphans="2" fo:widows="2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60%" fo:text-align="justify" style:justify-single-word="false" fo:orphans="2" fo:widows="2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P11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dd0000" style:font-name="inherit" fo:font-size="18pt" fo:letter-spacing="normal" fo:font-style="normal" fo:font-weight="bold" loext:padding="0cm" loext:border="none"/>
    </style:style>
    <style:style style:name="P12" style:family="paragraph" style:parent-style-name="Heading_20_3">
      <style:paragraph-properties fo:margin-left="0cm" fo:margin-right="0cm" fo:margin-top="0cm" fo:margin-bottom="0cm" loext:contextual-spacing="false" fo:line-height="110%" fo:orphans="2" fo:widows="2" fo:text-indent="0cm" style:auto-text-indent="false" fo:padding="0cm" fo:border="none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iltonian Tattoo" fo:font-size="12pt" fo:letter-spacing="normal" fo:font-style="normal" fo:font-weight="normal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Miltonian Tattoo" fo:font-size="12pt" fo:letter-spacing="normal" fo:font-style="normal" fo:font-weight="normal"/>
    </style:style>
    <style:style style:name="P15" style:family="paragraph" style:parent-style-name="Heading_20_1">
      <style:text-properties fo:font-variant="normal" fo:text-transform="none" fo:color="#dd0000" style:font-name="Miltonian Tattoo" fo:font-size="18pt" fo:letter-spacing="normal" fo:font-style="normal" fo:font-weight="bold"/>
    </style:style>
    <style:style style:name="P16" style:family="paragraph" style:parent-style-name="Heading_20_1">
      <style:text-properties fo:font-variant="normal" fo:text-transform="none" fo:color="#dd0000" style:font-name="inherit" fo:font-size="13pt" fo:letter-spacing="normal" fo:font-style="normal" fo:font-weight="bold" style:font-size-asian="13pt" style:font-size-complex="13pt" loext:padding="0cm" loext:border="none"/>
    </style:style>
    <style:style style:name="P17" style:family="paragraph" style:parent-style-name="Heading_20_3">
      <style:text-properties fo:font-variant="normal" fo:text-transform="none" fo:color="#dd0000" style:font-name="inherit" fo:font-size="13pt" fo:letter-spacing="normal" fo:font-style="normal" fo:font-weight="bold" style:font-size-asian="13pt" style:font-size-complex="13pt" loext:padding="0cm" loext:border="none"/>
    </style:style>
    <style:style style:name="P18" style:family="paragraph" style:parent-style-name="Heading_20_2">
      <style:text-properties fo:font-variant="normal" fo:text-transform="none" fo:color="#dd0000" style:font-name="inherit" fo:font-size="18pt" fo:letter-spacing="normal" fo:font-style="normal" fo:font-weight="bold" loext:padding="0cm" loext:border="none"/>
    </style:style>
    <style:style style:name="P19" style:family="paragraph" style:parent-style-name="Heading_20_2">
      <style:text-properties fo:font-variant="normal" fo:text-transform="none" fo:color="#dd0000" style:font-name="inherit" fo:font-size="13pt" fo:letter-spacing="normal" fo:font-style="normal" fo:font-weight="bold" style:font-size-asian="13pt" style:font-size-complex="13pt" loext:padding="0cm" loext:border="none"/>
    </style:style>
    <style:style style:name="P20" style:family="paragraph" style:parent-style-name="Standard">
      <style:text-properties officeooo:paragraph-rsid="00219139"/>
    </style:style>
    <style:style style:name="P2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Miltonian Tattoo" fo:font-size="12pt" fo:letter-spacing="normal" fo:font-style="normal" fo:font-weight="normal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iltonian Tattoo" fo:font-size="12pt" fo:letter-spacing="normal" fo:font-style="normal" fo:font-weight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60%" fo:text-align="justify" style:justify-single-word="false" fo:orphans="2" fo:widows="2" fo:text-indent="0cm" style:auto-text-indent="false"/>
    </style:style>
    <style:style style:name="P26" style:family="paragraph" style:parent-style-name="Text_20_body">
      <style:paragraph-properties fo:margin-left="0cm" fo:margin-right="0cm" fo:text-indent="0cm" style:auto-text-indent="false"/>
    </style:style>
    <style:style style:name="P27" style:family="paragraph" style:parent-style-name="Heading_20_2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fo:font-variant="normal" fo:text-transform="none" fo:color="#dd0000" style:font-name="inherit" fo:font-size="18pt" fo:letter-spacing="normal" fo:font-style="normal" fo:font-weight="bold" loext:padding="0cm" loext:border="none"/>
    </style:style>
    <style:style style:name="P28" style:family="paragraph" style:parent-style-name="Heading_20_1">
      <style:paragraph-properties fo:margin-left="0cm" fo:margin-right="0cm" fo:margin-top="0cm" fo:margin-bottom="0cm" loext:contextual-spacing="false" fo:line-height="134%" fo:orphans="2" fo:widows="2" fo:text-indent="0cm" style:auto-text-indent="false" fo:padding="0cm" fo:border="none"/>
      <style:text-properties fo:font-variant="normal" fo:text-transform="none" fo:color="#dd0000" style:font-name="inherit" fo:font-size="18pt" fo:letter-spacing="normal" fo:font-style="normal" fo:font-weight="bold" loext:padding="0cm" loext:border="none"/>
    </style:style>
    <style:style style:name="P29" style:family="paragraph" style:parent-style-name="Heading_20_3">
      <style:paragraph-properties fo:margin-left="0cm" fo:margin-right="0cm" fo:margin-top="0cm" fo:margin-bottom="0cm" loext:contextual-spacing="false" fo:line-height="110%" fo:orphans="2" fo:widows="2" fo:text-indent="0cm" style:auto-text-indent="false" fo:padding="0cm" fo:border="none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style:line-height-at-least="0.397cm" fo:text-align="center" style:justify-single-word="false" fo:text-indent="0cm" style:auto-text-indent="false"/>
      <style:text-properties fo:color="#868686" style:font-name="inherit" fo:font-size="8.25pt" fo:font-weight="normal" loext:padding="0cm" loext:border="none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style:line-height-at-least="0.397cm" fo:text-align="center" style:justify-single-word="false" fo:text-indent="0cm" style:auto-text-indent="false"/>
      <style:text-properties fo:color="#868686" style:font-name="inherit" fo:font-size="8.25pt" fo:font-weight="normal" fo:background-color="#32322a" loext:padding="0cm" loext:border="none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f8f8f2" style:font-name="inherit" loext:padding="0cm" loext:border="none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75715e" style:font-name="inherit" loext:padding="0cm" loext:border="none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inherit" loext:padding="0cm" loext:border="none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loext:padding="0cm" loext:border="none"/>
    </style:style>
    <style:style style:name="T1" style:family="text">
      <style:text-properties style:font-name="inherit"/>
    </style:style>
    <style:style style:name="T2" style:family="text">
      <style:text-properties officeooo:rsid="001c166a"/>
    </style:style>
    <style:style style:name="T3" style:family="text">
      <style:text-properties fo:font-variant="normal" fo:text-transform="none" fo:color="#000000" style:font-name="inherit" fo:font-size="12pt" fo:letter-spacing="normal" fo:font-style="normal" fo:font-weight="normal"/>
    </style:style>
    <style:style style:name="T4" style:family="text">
      <style:text-properties fo:font-variant="normal" fo:text-transform="none" fo:color="#000000" style:font-name="Miltonian Tattoo" fo:font-size="12pt" fo:letter-spacing="normal" fo:font-style="normal" fo:font-weight="normal"/>
    </style:style>
    <style:style style:name="T5" style:family="text">
      <style:text-properties fo:font-variant="normal" fo:text-transform="none" fo:color="#000000" style:font-name="Miltonian Tattoo" fo:font-size="12pt" fo:letter-spacing="normal" fo:font-style="normal" fo:font-weight="normal" officeooo:rsid="001cf0e2"/>
    </style:style>
    <style:style style:name="T6" style:family="text">
      <style:text-properties fo:font-variant="normal" fo:text-transform="none" fo:color="#000000" style:font-name="Miltonian Tattoo" fo:font-size="12pt" fo:letter-spacing="normal" fo:font-style="normal" fo:font-weight="normal" officeooo:rsid="001ec306"/>
    </style:style>
    <style:style style:name="T7" style:family="text">
      <style:text-properties fo:font-variant="normal" fo:text-transform="none" fo:color="#000000" style:font-name="Miltonian Tattoo" fo:font-size="12pt" fo:letter-spacing="normal" fo:font-style="normal" fo:font-weight="normal" officeooo:rsid="00219139"/>
    </style:style>
    <style:style style:name="T8" style:family="text">
      <style:text-properties fo:font-variant="normal" fo:text-transform="none" fo:color="#000000" style:font-name="Miltonian Tattoo" fo:font-size="12pt" fo:letter-spacing="normal" fo:font-style="normal" fo:font-weight="bold" loext:padding="0cm" loext:border="none"/>
    </style:style>
    <style:style style:name="T9" style:family="text">
      <style:text-properties fo:font-variant="normal" fo:text-transform="none" fo:color="#000000" style:font-name="monospace" fo:font-size="11.2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style:font-name="monospace" fo:font-size="11.25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000000" fo:letter-spacing="normal"/>
    </style:style>
    <style:style style:name="T12" style:family="text">
      <style:text-properties fo:font-variant="normal" fo:text-transform="none" fo:color="#dd0000" style:font-name="inherit" fo:font-size="16.5pt" fo:letter-spacing="normal" fo:font-style="normal" fo:font-weight="bold" loext:padding="0cm" loext:border="none"/>
    </style:style>
    <style:style style:name="T13" style:family="text">
      <style:text-properties fo:font-variant="normal" fo:text-transform="none" fo:color="#dd0000" style:font-name="inherit" fo:font-size="13pt" fo:letter-spacing="normal" fo:font-style="normal" fo:font-weight="bold" style:font-size-asian="13pt" style:font-size-complex="13pt" loext:padding="0cm" loext:border="none"/>
    </style:style>
    <style:style style:name="T14" style:family="text">
      <style:text-properties fo:font-variant="normal" fo:text-transform="none" fo:color="#dd0000" style:font-name="inherit" fo:font-size="18pt" fo:letter-spacing="normal" fo:font-style="normal" fo:font-weight="bold" loext:padding="0cm" loext:border="none"/>
    </style:style>
    <style:style style:name="T15" style:family="text">
      <style:text-properties fo:font-variant="normal" fo:text-transform="none" fo:color="#0004f9" style:font-name="Miltonian Tattoo" fo:font-size="12pt" fo:letter-spacing="normal" fo:font-style="normal" fo:font-weight="normal" loext:padding="0cm" loext:border="none"/>
    </style:style>
    <style:style style:name="T16" style:family="text">
      <style:text-properties fo:color="#868686" style:font-name="monospace1" fo:font-size="10.5pt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17" style:family="text">
      <style:text-properties style:font-name="monospace1" fo:font-size="10.5pt" fo:font-weight="normal" style:font-name-asian="monospace1" style:font-size-asian="10.5pt" style:font-weight-asian="normal" style:font-name-complex="monospace1" style:font-size-complex="10.5pt" style:font-weight-complex="normal"/>
    </style:style>
    <style:style style:name="T18" style:family="text">
      <style:text-properties fo:color="#f92650"/>
    </style:style>
    <style:style style:name="T19" style:family="text">
      <style:text-properties fo:color="#f92650" style:font-name="inherit"/>
    </style:style>
    <style:style style:name="T20" style:family="text">
      <style:text-properties fo:color="#f8f8f2"/>
    </style:style>
    <style:style style:name="T21" style:family="text">
      <style:text-properties fo:color="#f8f8f2" style:font-name="inherit"/>
    </style:style>
    <style:style style:name="T22" style:family="text">
      <style:text-properties fo:color="#a6e22d"/>
    </style:style>
    <style:style style:name="T23" style:family="text">
      <style:text-properties fo:color="#006fe0"/>
    </style:style>
    <style:style style:name="T24" style:family="text">
      <style:text-properties fo:color="#006fe0" style:font-name="inherit"/>
    </style:style>
    <style:style style:name="T25" style:family="text">
      <style:text-properties fo:color="#66d9ef"/>
    </style:style>
    <style:style style:name="T26" style:family="text">
      <style:text-properties fo:color="#66d9ef" style:font-name="inherit"/>
    </style:style>
    <style:style style:name="T27" style:family="text">
      <style:text-properties fo:color="#ae81ff" style:font-name="inherit"/>
    </style:style>
    <style:style style:name="T28" style:family="text">
      <style:text-properties fo:color="#e6db5d" style:font-name="inherit"/>
    </style:style>
    <style:style style:name="T29" style:family="text">
      <style:text-properties fo:color="#e6db5d" style:font-name="inherit" officeooo:rsid="001cf0e2"/>
    </style:style>
    <style:style style:name="T30" style:family="text">
      <style:text-properties fo:color="#e6db5d" style:font-name="inherit" officeooo:rsid="001ec306"/>
    </style:style>
    <style:style style:name="T31" style:family="text">
      <style:text-properties fo:font-weight="bold" officeooo:rsid="00219139" style:font-weight-asian="bold" style:font-weight-complex="bold"/>
    </style:style>
    <style:style style:name="T32" style:family="text">
      <style:text-properties fo:color="#75715e" style:font-name="inherit"/>
    </style:style>
    <style:style style:name="T33" style:family="text">
      <style:text-properties officeooo:rsid="00219139"/>
    </style:style>
    <style:style style:name="T34" style:family="text">
      <style:text-properties fo:font-size="15pt" fo:font-weight="bold" officeooo:rsid="00219139" style:font-size-asian="15pt" style:font-weight-asian="bold" style:font-size-complex="15pt" style:font-weight-complex="bold"/>
    </style:style>
    <style:style style:name="T35" style:family="text">
      <style:text-properties fo:font-size="15pt" fo:font-weight="bold" officeooo:rsid="00219139" fo:background-color="#ffff00" loext:char-shading-value="0" style:font-size-asian="15pt" style:font-weight-asian="bold" style:font-size-complex="15pt" style:font-weight-complex="bold"/>
    </style:style>
    <style:style style:name="T36" style:family="text">
      <style:text-properties fo:font-size="15pt" fo:font-weight="bold" officeooo:rsid="00219139" fo:background-color="#ffff00" loext:char-shading-value="0" style:font-size-asian="15pt" style:font-weight-asian="bold" style:font-size-complex="15pt" style:font-weight-complex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background-color="#272822" fo:margin-left="0cm" fo:margin-right="0cm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Linux Device Driver Tutorial Part 24 – Read Write Spinlock in Linux Kernel (Spinlock Part 2)</text:h>
      <text:p text:style-name="Standard"/>
      <text:h text:style-name="P16" text:outline-level="1"><text:bookmark text:name="Read_Write_SpinLockin_Linux_Kernel_Device_Driver"/><text:bookmark text:name="SpinLockin_Linux_Kernel_Device_Driver"/>Read Write SpinLock<text:bookmark text:name="Mutex_in_Linux_Kernel"/> in Linux Kernel Device Driver</text:h>
      <text:p text:style-name="Standard"/>
      <text:h text:style-name="P19" text:outline-level="2"><text:bookmark text:name="Initialize"/>Initialize</text:h>
      <text:p text:style-name="Standard"/>
      <text:p text:style-name="P13">We can initialize Read Write Spinlock in two ways.</text:p>
      <text:p text:style-name="Standard"/>
      <text:p text:style-name="Standard"><text:tab/><text:span text:style-name="T2">1. </text:span><text:span text:style-name="T3">Static Method</text:span></text:p>
      <text:p text:style-name="Standard"><text:tab/><text:span text:style-name="T2">2. </text:span><text:span text:style-name="T3">Dynamic Method</text:span></text:p>
      <text:p text:style-name="Standard"/>
      <text:p text:style-name="Standard"/>
      <text:h text:style-name="P17" text:outline-level="3"><text:bookmark text:name="Static_Method"/>Static Method</text:h>
      <text:p text:style-name="Standard"/>
      <text:p text:style-name="P13">You can statically initialize a Read Write Spinlock using the macro given below.</text:p>
      <text:p text:style-name="Standard"/>
      <text:p text:style-name="Standard"><text:tab/><text:tab/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1</text:p>
          </table:table-cell>
          <table:table-cell table:style-name="Table1.B1" office:value-type="string">
            <text:section text:style-name="Sect1" text:name="crayon-5bc05f50dcc93969396416-1">
              <text:p text:style-name="P3"><text:span text:style-name="T18">DEFINE_RWLOCK</text:span><text:span text:style-name="T20">(etx_rwlock);</text:span></text:p>
            </text:section>
          </table:table-cell>
        </table:table-row>
      </table:table>
      <text:p text:style-name="Standard"/>
      <text:p text:style-name="P7"><text:span text:style-name="T4">The macro given above will create rwlock_t variable in the name of </text:span><text:span text:style-name="Source_20_Text"><text:span text:style-name="T9">etx_rwlock</text:span></text:span><text:span text:style-name="T4">.</text:span></text:p>
      <text:p text:style-name="Standard"/>
      <text:p text:style-name="Standard"/>
      <text:h text:style-name="P17" text:outline-level="3"><text:bookmark text:name="Dynamic_Method"/>Dynamic Method</text:h>
      <text:p text:style-name="P13">If you want to initialize dynamically you can use the method as given below.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1</text:p>
            <text:p text:style-name="P2">2</text:p>
          </table:table-cell>
          <table:table-cell table:style-name="Table2.B1" office:value-type="string">
            <text:section text:style-name="Sect1" text:name="crayon-5bc05f50dcca0727444161-1">
              <text:p text:style-name="P3"><text:span text:style-name="T18">rwlock_t </text:span><text:span text:style-name="T20">etx_rwlock;</text:span></text:p>
            </text:section>
            <text:section text:style-name="Sect2" text:name="crayon-5bc05f50dcca0727444161-2">
              <text:p text:style-name="P3"><text:span text:style-name="T18">rwlock_init</text:span><text:span text:style-name="T20">(&amp;etx_rwlock);</text:span></text:p>
            </text:section>
          </table:table-cell>
        </table:table-row>
      </table:table>
      <text:p text:style-name="Standard"/>
      <text:p text:style-name="P13">You can use any one of the methods.</text:p>
      <text:p text:style-name="Standard"/>
      <text:p text:style-name="P13">After initializing the read/write spinlock, there are several ways to use read/write spinlock to lock or unlock, based on where the read/write spinlock is used; either in user context or interrupt context. Let’s look at the approaches with these situations.</text:p>
      <text:p text:style-name="Standard"/>
      <text:p text:style-name="Standard"/>
      <text:h text:style-name="P19" text:outline-level="2"><text:bookmark text:name="Approach_1_Locking_between_User_context"/>Approach 1 (Locking between User context)</text:h>
      <text:p text:style-name="Standard"/>
      <text:p text:style-name="P14">If you share data with user context (between Kernel Threads), then you can use this approach.</text:p>
      <text:p text:style-name="Standard"/>
      <text:h text:style-name="Heading_20_3" text:outline-level="3"><text:bookmark text:name="Read_Lock"/><text:soft-page-break/><text:span text:style-name="Strong_20_Emphasis"><text:span text:style-name="T13">Read Lock</text:span></text:span></text:h>
      <text:p text:style-name="Standard"/>
      <text:p text:style-name="P9"><text:span text:style-name="Strong_20_Emphasis"><text:span text:style-name="T8">Lock:</text:span></text:span></text:p>
      <text:p text:style-name="Standard"/>
      <text:p text:style-name="Standard"><text:tab/><text:tab/><text:tab/><text:span text:style-name="Strong_20_Emphasis"><text:span text:style-name="T10">read_lock(rwlock_t *lock)</text:span></text:span></text:p>
      <text:p text:style-name="Standard"/>
      <text:p text:style-name="P13">This will take the lock if it is free, otherwise it’ll spin until that lock is free (Keep trying).</text:p>
      <text:p text:style-name="Standard"/>
      <text:p text:style-name="P9"><text:span text:style-name="Strong_20_Emphasis"><text:span text:style-name="T8">Unlock:</text:span></text:span></text:p>
      <text:p text:style-name="Standard"/>
      <text:p text:style-name="Standard"><text:tab/><text:tab/><text:tab/><text:span text:style-name="Strong_20_Emphasis"><text:span text:style-name="T10">read_unlock(rwlock_t *lock)</text:span></text:span></text:p>
      <text:p text:style-name="Standard"/>
      <text:p text:style-name="Standard"/>
      <text:p text:style-name="P13">It does the reverse of lock. It will unlock which is locked by above call.</text:p>
      <text:p text:style-name="Standard"/>
      <text:p text:style-name="Standard"/>
      <text:p text:style-name="Standard"/>
      <text:h text:style-name="Heading_20_3" text:outline-level="3"><text:bookmark text:name="Write_Lock"/><text:span text:style-name="Strong_20_Emphasis"><text:span text:style-name="T13">Write Lock</text:span></text:span></text:h>
      <text:p text:style-name="Standard"/>
      <text:p text:style-name="P9"><text:span text:style-name="Strong_20_Emphasis"><text:span text:style-name="T8">Lock:</text:span></text:span></text:p>
      <text:p text:style-name="Standard"/>
      <text:p text:style-name="Standard"><text:tab/><text:tab/><text:tab/><text:span text:style-name="Strong_20_Emphasis"><text:span text:style-name="T10">write_lock(rwlock_t *lock)</text:span></text:span></text:p>
      <text:p text:style-name="Standard"/>
      <text:p text:style-name="P14">This will take the lock if it is free, otherwise it’ll spin until that lock is free (Keep trying).</text:p>
      <text:p text:style-name="Standard"/>
      <text:p text:style-name="Standard"/>
      <text:p text:style-name="P9"><text:span text:style-name="Strong_20_Emphasis"><text:span text:style-name="T8">Unlock:</text:span></text:span></text:p>
      <text:p text:style-name="Standard"/>
      <text:p text:style-name="Standard"><text:tab/><text:tab/><text:tab/><text:span text:style-name="Strong_20_Emphasis"><text:span text:style-name="T10">write_unlock(rwlock_t *lock)</text:span></text:span></text:p>
      <text:p text:style-name="Standard"/>
      <text:p text:style-name="P14">It does the reverse of lock. It will unlock which is locked by above call.</text:p>
      <text:h text:style-name="Heading_20_3" text:outline-level="3"><text:bookmark text:name="Example"/><text:soft-page-break/><text:span text:style-name="Strong_20_Emphasis"><text:span text:style-name="T13">Example</text:span>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1</text:p>
            <text:p text:style-name="P2">2</text:p>
            <text:p text:style-name="P1">3</text:p>
            <text:p text:style-name="P2">4</text:p>
            <text:p text:style-name="P1">5</text:p>
            <text:p text:style-name="P2">6</text:p>
            <text:p text:style-name="P1">7</text:p>
            <text:p text:style-name="P2">8</text:p>
            <text:p text:style-name="P1">9</text:p>
            <text:p text:style-name="P2">10</text:p>
            <text:p text:style-name="P1">11</text:p>
            <text:p text:style-name="P2">12</text:p>
            <text:p text:style-name="P1">13</text:p>
            <text:p text:style-name="P2">14</text:p>
            <text:p text:style-name="P1">15</text:p>
            <text:p text:style-name="P2">16</text:p>
            <text:p text:style-name="P1">17</text:p>
            <text:p text:style-name="P2">18</text:p>
            <text:p text:style-name="P1">19</text:p>
            <text:p text:style-name="P2">20</text:p>
            <text:p text:style-name="P1">21</text:p>
            <text:p text:style-name="P2">22</text:p>
            <text:p text:style-name="P1">23</text:p>
          </table:table-cell>
          <table:table-cell table:style-name="Table3.B1" office:value-type="string">
            <text:section text:style-name="Sect1" text:name="crayon-5bc05f50dcca5110717681-1">
              <text:p text:style-name="P5">//Thread 1</text:p>
            </text:section>
            <text:section text:style-name="Sect2" text:name="crayon-5bc05f50dcca5110717681-2">
              <text:p text:style-name="P3"><text:span text:style-name="T22">int</text:span><text:span text:style-name="T23"> </text:span><text:span text:style-name="T18">thread_function1</text:span><text:span text:style-name="T20">(</text:span><text:span text:style-name="T22">void</text:span><text:span text:style-name="T23"> </text:span><text:span text:style-name="T20">*pv)</text:span></text:p>
            </text:section>
            <text:section text:style-name="Sect1" text:name="crayon-5bc05f50dcca5110717681-3">
              <text:p text:style-name="P4">{</text:p>
            </text:section>
            <text:section text:style-name="Sect2" text:name="crayon-5bc05f50dcca5110717681-4">
              <text:p text:style-name="P6"><text:span text:style-name="T23">    </text:span><text:span text:style-name="T26">while</text:span><text:span text:style-name="T21">(!</text:span><text:span text:style-name="T19">kthread_should_stop</text:span><text:span text:style-name="T21">())</text:span><text:span text:style-name="T24"> </text:span><text:span text:style-name="T21">{</text:span><text:span text:style-name="T24">  </text:span></text:p>
            </text:section>
            <text:section text:style-name="Sect1" text:name="crayon-5bc05f50dcca5110717681-5">
              <text:p text:style-name="P6"><text:span text:style-name="T23">        </text:span><text:span text:style-name="T19">write_lock</text:span><text:span text:style-name="T21">(&amp;etx_rwlock);</text:span></text:p>
            </text:section>
            <text:section text:style-name="Sect2" text:name="crayon-5bc05f50dcca5110717681-6">
              <text:p text:style-name="P6"><text:span text:style-name="T23">        </text:span><text:span text:style-name="T21">etx_global_variable++;</text:span></text:p>
            </text:section>
            <text:section text:style-name="Sect1" text:name="crayon-5bc05f50dcca5110717681-7">
              <text:p text:style-name="P6"><text:span text:style-name="T23">        </text:span><text:span text:style-name="T19">write_unlock</text:span><text:span text:style-name="T21">(&amp;etx_rwlock);</text:span></text:p>
            </text:section>
            <text:section text:style-name="Sect2" text:name="crayon-5bc05f50dcca5110717681-8">
              <text:p text:style-name="P6"><text:span text:style-name="T23">        </text:span><text:span text:style-name="T19">msleep</text:span><text:span text:style-name="T21">(</text:span><text:span text:style-name="T27">1000</text:span><text:span text:style-name="T21">);</text:span></text:p>
            </text:section>
            <text:section text:style-name="Sect1" text:name="crayon-5bc05f50dcca5110717681-9">
              <text:p text:style-name="P6"><text:span text:style-name="T23">    </text:span><text:span text:style-name="T21">}</text:span></text:p>
            </text:section>
            <text:section text:style-name="Sect2" text:name="crayon-5bc05f50dcca5110717681-10">
              <text:p text:style-name="P6"><text:span text:style-name="T23">    </text:span><text:span text:style-name="T26">return</text:span><text:span text:style-name="T24"> </text:span><text:span text:style-name="T27">0</text:span><text:span text:style-name="T21">;</text:span></text:p>
            </text:section>
            <text:section text:style-name="Sect1" text:name="crayon-5bc05f50dcca5110717681-11">
              <text:p text:style-name="P4">}</text:p>
            </text:section>
            <text:section text:style-name="Sect2" text:name="crayon-5bc05f50dcca5110717681-12">
              <text:p text:style-name="P6"> </text:p>
            </text:section>
            <text:section text:style-name="Sect1" text:name="crayon-5bc05f50dcca5110717681-13">
              <text:p text:style-name="P5">//Thread 2</text:p>
            </text:section>
            <text:section text:style-name="Sect2" text:name="crayon-5bc05f50dcca5110717681-14">
              <text:p text:style-name="P3"><text:span text:style-name="T22">int</text:span><text:span text:style-name="T23"> </text:span><text:span text:style-name="T18">thread_function2</text:span><text:span text:style-name="T20">(</text:span><text:span text:style-name="T22">void</text:span><text:span text:style-name="T23"> </text:span><text:span text:style-name="T20">*pv)</text:span></text:p>
            </text:section>
            <text:section text:style-name="Sect1" text:name="crayon-5bc05f50dcca5110717681-15">
              <text:p text:style-name="P4">{</text:p>
            </text:section>
            <text:section text:style-name="Sect2" text:name="crayon-5bc05f50dcca5110717681-16">
              <text:p text:style-name="P6"><text:span text:style-name="T23">    </text:span><text:span text:style-name="T26">while</text:span><text:span text:style-name="T21">(!</text:span><text:span text:style-name="T19">kthread_should_stop</text:span><text:span text:style-name="T21">())</text:span><text:span text:style-name="T24"> </text:span><text:span text:style-name="T21">{</text:span></text:p>
            </text:section>
            <text:section text:style-name="Sect1" text:name="crayon-5bc05f50dcca5110717681-17">
              <text:p text:style-name="P6"><text:span text:style-name="T23">        </text:span><text:span text:style-name="T19">read_lock</text:span><text:span text:style-name="T21">(&amp;etx_rwlock);</text:span></text:p>
            </text:section>
            <text:section text:style-name="Sect2" text:name="crayon-5bc05f50dcca5110717681-18">
              <text:p text:style-name="P6"><text:span text:style-name="T23">        </text:span><text:span text:style-name="T19">printk</text:span><text:span text:style-name="T21">(KERN_</text:span><text:span text:style-name="T1">INFO</text:span><text:span text:style-name="T24"> </text:span><text:span text:style-name="T28">"In </text:span><text:span text:style-name="T29">Technologics</text:span><text:span text:style-name="T28"> Thread Function2 : Read value %lu\n"</text:span><text:span text:style-name="T21">,</text:span><text:span text:style-name="T24"> </text:span><text:span text:style-name="T21">etx_global_variable);</text:span></text:p>
            </text:section>
            <text:section text:style-name="Sect1" text:name="crayon-5bc05f50dcca5110717681-19">
              <text:p text:style-name="P6"><text:span text:style-name="T23">        </text:span><text:span text:style-name="T19">read_unlock</text:span><text:span text:style-name="T21">(&amp;etx_rwlock);</text:span></text:p>
            </text:section>
            <text:section text:style-name="Sect2" text:name="crayon-5bc05f50dcca5110717681-20">
              <text:p text:style-name="P6"><text:span text:style-name="T23">        </text:span><text:span text:style-name="T19">msleep</text:span><text:span text:style-name="T21">(</text:span><text:span text:style-name="T27">1000</text:span><text:span text:style-name="T21">);</text:span></text:p>
            </text:section>
            <text:section text:style-name="Sect1" text:name="crayon-5bc05f50dcca5110717681-21">
              <text:p text:style-name="P6"><text:span text:style-name="T23">    </text:span><text:span text:style-name="T21">}</text:span></text:p>
            </text:section>
            <text:section text:style-name="Sect2" text:name="crayon-5bc05f50dcca5110717681-22">
              <text:p text:style-name="P6"><text:span text:style-name="T23">    </text:span><text:span text:style-name="T26">return</text:span><text:span text:style-name="T24"> </text:span><text:span text:style-name="T27">0</text:span><text:span text:style-name="T21">;</text:span></text:p>
            </text:section>
            <text:section text:style-name="Sect1" text:name="crayon-5bc05f50dcca5110717681-23">
              <text:p text:style-name="P4">}</text:p>
            </text:section>
          </table:table-cell>
        </table:table-row>
      </table:table>
      <text:p text:style-name="Standard"/>
      <text:p text:style-name="Standard"/>
      <text:h text:style-name="P18" text:outline-level="2"><text:bookmark text:name="Approach_2_Locking_between_Bottom_Halves"/>Approach 2 (Locking between Bottom Halves)</text:h>
      <text:p text:style-name="Standard"/>
      <text:p text:style-name="P10"><text:span text:style-name="T4">If you want to share data between two different Bottom halves or same bottom halves, then you can use the </text:span><text:span text:style-name="T5">Approach 1</text:span><text:span text:style-name="T4">.</text:span></text:p>
      <text:p text:style-name="Standard"/>
      <text:p text:style-name="Standard"/>
      <text:p text:style-name="Standard"/>
      <text:h text:style-name="P18" text:outline-level="2"><text:bookmark text:name="Approach_3_Locking_between_User_context_and_Bottom_Halves"/>Approach 3 (Locking between User context and Bottom Halves)</text:h>
      <text:p text:style-name="Standard"/>
      <text:p text:style-name="P10"><text:span text:style-name="T4">If you share data with a </text:span><text:span text:style-name="T5">bottom half</text:span><text:span text:style-name="T4">and user context (like Kernel Thread), then this approach will be useful.</text:span></text:p>
      <text:p text:style-name="Standard"/>
      <text:h text:style-name="Heading_20_3" text:outline-level="3"><text:bookmark text:name="Read_Lock-2"/><text:span text:style-name="Strong_20_Emphasis"><text:span text:style-name="T12">Read Lock</text:span></text:span></text:h>
      <text:p text:style-name="P9"><text:span text:style-name="Strong_20_Emphasis"><text:span text:style-name="T8">Lock:</text:span></text:span></text:p>
      <text:p text:style-name="Standard"/>
      <text:p text:style-name="Standard"><text:tab/><text:tab/><text:tab/><text:span text:style-name="Strong_20_Emphasis"><text:span text:style-name="T10">read_lock_bh(rwlock_t *lock)</text:span></text:span></text:p>
      <text:p text:style-name="P8"><text:soft-page-break/><text:span text:style-name="T4">It disables soft interrupts on that CPU, then grabs the lock.This has the effect of preventing softirqs, tasklets, and bottom halves from running on the local CPU. Here the suffix ‘</text:span><text:span text:style-name="Source_20_Text"><text:span text:style-name="T9">_bh</text:span></text:span><text:span text:style-name="T11">‘ </text:span><text:span text:style-name="T4">refers to “</text:span><text:span text:style-name="Strong_20_Emphasis"><text:span text:style-name="T8">Bottom Halves</text:span></text:span><text:span text:style-name="T11">“</text:span><text:span text:style-name="T4">.</text:span></text:p>
      <text:p text:style-name="Standard"/>
      <text:p text:style-name="P9"><text:span text:style-name="Strong_20_Emphasis"><text:span text:style-name="T8">Unlock:</text:span></text:span></text:p>
      <text:p text:style-name="Standard"/>
      <text:p text:style-name="Standard"><text:tab/><text:tab/><text:tab/><text:span text:style-name="Strong_20_Emphasis"><text:span text:style-name="T10">read_unlock_bh(rwlock_t *lock)</text:span></text:span></text:p>
      <text:p text:style-name="Standard"/>
      <text:p text:style-name="P13">It will release the lock and re-enables the soft interrupts which is disabled by above call.</text:p>
      <text:p text:style-name="Standard"/>
      <text:p text:style-name="Standard"/>
      <text:h text:style-name="P12" text:outline-level="3"><text:bookmark text:name="Example1"/><text:bookmark text:name="Example2"/><text:span text:style-name="Strong_20_Emphasis"><text:span text:style-name="T13">Example</text:span></text:span></text:h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1</text:p>
            <text:p text:style-name="P2">2</text:p>
            <text:p text:style-name="P1">3</text:p>
            <text:p text:style-name="P2">4</text:p>
            <text:p text:style-name="P1">5</text:p>
            <text:p text:style-name="P2">6</text:p>
            <text:p text:style-name="P1">7</text:p>
            <text:p text:style-name="P2">8</text:p>
            <text:p text:style-name="P1">9</text:p>
            <text:p text:style-name="P2">10</text:p>
            <text:p text:style-name="P1">11</text:p>
            <text:p text:style-name="P2">12</text:p>
            <text:p text:style-name="P1">13</text:p>
            <text:p text:style-name="P2">14</text:p>
            <text:p text:style-name="P1">15</text:p>
            <text:p text:style-name="P2">16</text:p>
            <text:p text:style-name="P1">17</text:p>
            <text:p text:style-name="P2">18</text:p>
            <text:p text:style-name="P1">19</text:p>
            <text:p text:style-name="P2">20</text:p>
            <text:p text:style-name="P1">21</text:p>
            <text:p text:style-name="P2">22</text:p>
            <text:p text:style-name="P1">23</text:p>
          </table:table-cell>
          <table:table-cell table:style-name="Table4.B1" office:value-type="string">
            <text:section text:style-name="Sect1" text:name="crayon-5bc08acc8bc83483152512-1">
              <text:p text:style-name="P5">//Thread 1</text:p>
            </text:section>
            <text:section text:style-name="Sect2" text:name="crayon-5bc08acc8bc83483152512-2">
              <text:p text:style-name="P3"><text:span text:style-name="T22">int</text:span><text:span text:style-name="T23"> </text:span><text:span text:style-name="T18">thread_function1</text:span><text:span text:style-name="T20">(</text:span><text:span text:style-name="T22">void</text:span><text:span text:style-name="T23"> </text:span><text:span text:style-name="T20">*pv)</text:span></text:p>
            </text:section>
            <text:section text:style-name="Sect1" text:name="crayon-5bc08acc8bc83483152512-3">
              <text:p text:style-name="P4">{</text:p>
            </text:section>
            <text:section text:style-name="Sect2" text:name="crayon-5bc08acc8bc83483152512-4">
              <text:p text:style-name="P6"><text:span text:style-name="T23">    </text:span><text:span text:style-name="T26">while</text:span><text:span text:style-name="T21">(!</text:span><text:span text:style-name="T19">kthread_should_stop</text:span><text:span text:style-name="T21">())</text:span><text:span text:style-name="T24"> </text:span><text:span text:style-name="T21">{</text:span><text:span text:style-name="T24">  </text:span></text:p>
            </text:section>
            <text:section text:style-name="Sect1" text:name="crayon-5bc08acc8bc83483152512-5">
              <text:p text:style-name="P6"><text:span text:style-name="T23">        </text:span><text:span text:style-name="T19">write_lock</text:span><text:span text:style-name="T21">(&amp;etx_rwlock);</text:span></text:p>
            </text:section>
            <text:section text:style-name="Sect2" text:name="crayon-5bc08acc8bc83483152512-6">
              <text:p text:style-name="P6"><text:span text:style-name="T23">        </text:span><text:span text:style-name="T21">etx_global_variable++;</text:span></text:p>
            </text:section>
            <text:section text:style-name="Sect1" text:name="crayon-5bc08acc8bc83483152512-7">
              <text:p text:style-name="P6"><text:span text:style-name="T23">        </text:span><text:span text:style-name="T19">write_unlock</text:span><text:span text:style-name="T21">(&amp;etx_rwlock);</text:span></text:p>
            </text:section>
            <text:section text:style-name="Sect2" text:name="crayon-5bc08acc8bc83483152512-8">
              <text:p text:style-name="P6"><text:span text:style-name="T23">        </text:span><text:span text:style-name="T19">msleep</text:span><text:span text:style-name="T21">(</text:span><text:span text:style-name="T27">1000</text:span><text:span text:style-name="T21">);</text:span></text:p>
            </text:section>
            <text:section text:style-name="Sect1" text:name="crayon-5bc08acc8bc83483152512-9">
              <text:p text:style-name="P6"><text:span text:style-name="T23">    </text:span><text:span text:style-name="T21">}</text:span></text:p>
            </text:section>
            <text:section text:style-name="Sect2" text:name="crayon-5bc08acc8bc83483152512-10">
              <text:p text:style-name="P6"><text:span text:style-name="T23">    </text:span><text:span text:style-name="T26">return</text:span><text:span text:style-name="T24"> </text:span><text:span text:style-name="T27">0</text:span><text:span text:style-name="T21">;</text:span></text:p>
            </text:section>
            <text:section text:style-name="Sect1" text:name="crayon-5bc08acc8bc83483152512-11">
              <text:p text:style-name="P4">}</text:p>
            </text:section>
            <text:section text:style-name="Sect2" text:name="crayon-5bc08acc8bc83483152512-12">
              <text:p text:style-name="P6"> </text:p>
            </text:section>
            <text:section text:style-name="Sect1" text:name="crayon-5bc08acc8bc83483152512-13">
              <text:p text:style-name="P5">//Thread 2</text:p>
            </text:section>
            <text:section text:style-name="Sect2" text:name="crayon-5bc08acc8bc83483152512-14">
              <text:p text:style-name="P3"><text:span text:style-name="T22">int</text:span><text:span text:style-name="T23"> </text:span><text:span text:style-name="T18">thread_function2</text:span><text:span text:style-name="T20">(</text:span><text:span text:style-name="T22">void</text:span><text:span text:style-name="T23"> </text:span><text:span text:style-name="T20">*pv)</text:span></text:p>
            </text:section>
            <text:section text:style-name="Sect1" text:name="crayon-5bc08acc8bc83483152512-15">
              <text:p text:style-name="P4">{</text:p>
            </text:section>
            <text:section text:style-name="Sect2" text:name="crayon-5bc08acc8bc83483152512-16">
              <text:p text:style-name="P6"><text:span text:style-name="T23">    </text:span><text:span text:style-name="T26">while</text:span><text:span text:style-name="T21">(!</text:span><text:span text:style-name="T19">kthread_should_stop</text:span><text:span text:style-name="T21">())</text:span><text:span text:style-name="T24"> </text:span><text:span text:style-name="T21">{</text:span></text:p>
            </text:section>
            <text:section text:style-name="Sect1" text:name="crayon-5bc08acc8bc83483152512-17">
              <text:p text:style-name="P6"><text:span text:style-name="T23">        </text:span><text:span text:style-name="T19">read_lock</text:span><text:span text:style-name="T21">(&amp;etx_rwlock);</text:span></text:p>
            </text:section>
            <text:section text:style-name="Sect2" text:name="crayon-5bc08acc8bc83483152512-18">
              <text:p text:style-name="P6"><text:span text:style-name="T23">        </text:span><text:span text:style-name="T19">printk</text:span><text:span text:style-name="T21">(KERN_</text:span><text:span text:style-name="T1">INFO</text:span><text:span text:style-name="T24"> </text:span><text:span text:style-name="T28">"In </text:span><text:span text:style-name="T30">Technologics</text:span><text:span text:style-name="T28"> Thread Function2 : Read value %lu\n"</text:span><text:span text:style-name="T21">,</text:span><text:span text:style-name="T24"> </text:span><text:span text:style-name="T21">etx_global_variable);</text:span></text:p>
            </text:section>
            <text:section text:style-name="Sect1" text:name="crayon-5bc08acc8bc83483152512-19">
              <text:p text:style-name="P6"><text:span text:style-name="T23">        </text:span><text:span text:style-name="T19">read_unlock</text:span><text:span text:style-name="T21">(&amp;etx_rwlock);</text:span></text:p>
            </text:section>
            <text:section text:style-name="Sect2" text:name="crayon-5bc08acc8bc83483152512-20">
              <text:p text:style-name="P6"><text:span text:style-name="T23">        </text:span><text:span text:style-name="T19">msleep</text:span><text:span text:style-name="T21">(</text:span><text:span text:style-name="T27">1000</text:span><text:span text:style-name="T21">);</text:span></text:p>
            </text:section>
            <text:section text:style-name="Sect1" text:name="crayon-5bc08acc8bc83483152512-21">
              <text:p text:style-name="P6"><text:span text:style-name="T23">    </text:span><text:span text:style-name="T21">}</text:span></text:p>
            </text:section>
            <text:section text:style-name="Sect2" text:name="crayon-5bc08acc8bc83483152512-22">
              <text:p text:style-name="P6"><text:span text:style-name="T23">    </text:span><text:span text:style-name="T26">return</text:span><text:span text:style-name="T24"> </text:span><text:span text:style-name="T27">0</text:span><text:span text:style-name="T21">;</text:span></text:p>
            </text:section>
            <text:section text:style-name="Sect1" text:name="crayon-5bc08acc8bc83483152512-23">
              <text:p text:style-name="P4">}</text:p>
            </text:section>
          </table:table-cell>
        </table:table-row>
      </table:table>
      <text:p text:style-name="Standard"/>
      <text:p text:style-name="Standard"/>
      <text:h text:style-name="P11" text:outline-level="2"><text:bookmark text:name="Approach_2_Locking_between_Bottom_Halves1"/><text:bookmark text:name="Approach_2_Locking_between_Bottom_Halves2"/>Approach 2 (Locking between Bottom Halves)</text:h>
      <text:p text:style-name="Standard"/>
      <text:p text:style-name="P10"><text:span text:style-name="T4">If you want to share data between two different Bottom halves or same bottom halves, then you can use the </text:span><text:span text:style-name="T6">Approach 1</text:span><text:span text:style-name="T4">.</text:span></text:p>
      <text:p text:style-name="Standard"/>
      <text:p text:style-name="Standard"/>
      <text:p text:style-name="Standard"/>
      <text:p text:style-name="Standard"/>
      <text:h text:style-name="P11" text:outline-level="2"><text:bookmark text:name="Approach_3_Locking_between_User_context_and_Bottom_Halves1"/><text:bookmark text:name="Approach_3_Locking_between_User_context_and_Bottom_Halves2"/><text:soft-page-break/>Approach 3 (Locking between User context and Bottom Halves)</text:h>
      <text:p text:style-name="Standard"/>
      <text:p text:style-name="P10"><text:span text:style-name="T4">If you share data with a </text:span><text:span text:style-name="T6">bottom half </text:span><text:span text:style-name="T4">and user context (like Kernel Thread), then this approach will be useful.</text:span></text:p>
      <text:p text:style-name="Standard"/>
      <text:p text:style-name="Standard"/>
      <text:h text:style-name="P12" text:outline-level="3"><text:bookmark text:name="Read_Lock-21"/><text:span text:style-name="Strong_20_Emphasis"><text:span text:style-name="T12">Read Lock</text:span></text:span></text:h>
      <text:p text:style-name="Standard"/>
      <text:p text:style-name="P9"><text:span text:style-name="Strong_20_Emphasis"><text:span text:style-name="T8">Lock:</text:span></text:span></text:p>
      <text:p text:style-name="Standard"/>
      <text:p text:style-name="Standard"><text:tab/><text:tab/><text:tab/><text:tab/><text:span text:style-name="Strong_20_Emphasis"><text:span text:style-name="T10">read_lock_bh(rwlock_t *lock)</text:span></text:span></text:p>
      <text:p text:style-name="Standard"/>
      <text:p text:style-name="Standard"/>
      <text:p text:style-name="P8"><text:span text:style-name="T4">It disables soft interrupts on that CPU, then grabs the lock. This has the effect of preventing softirqs, tasklets, and bottom halves from running on the local CPU. Here the suffix ‘</text:span><text:span text:style-name="Source_20_Text"><text:span text:style-name="T9">_bh</text:span></text:span><text:span text:style-name="T11">‘ </text:span><text:span text:style-name="T4">refers to “</text:span><text:span text:style-name="Strong_20_Emphasis"><text:span text:style-name="T8">Bottom Halves</text:span></text:span><text:span text:style-name="T11">“</text:span><text:span text:style-name="T4">.</text:span></text:p>
      <text:p text:style-name="Standard"/>
      <text:p text:style-name="P9"><text:span text:style-name="Strong_20_Emphasis"><text:span text:style-name="T8">Unlock:</text:span></text:span></text:p>
      <text:p text:style-name="Standard"/>
      <text:p text:style-name="Standard"><text:tab/><text:tab/><text:tab/><text:span text:style-name="Strong_20_Emphasis"><text:span text:style-name="T10">read_unlock_bh(rwlock_t *lock)</text:span></text:span></text:p>
      <text:p text:style-name="Standard"/>
      <text:p text:style-name="P13">It will release the lock and re-enables the soft interrupts which is disabled by above call.</text:p>
      <text:p text:style-name="Standard"/>
      <text:p text:style-name="Standard"/>
      <text:h text:style-name="P12" text:outline-level="3"><text:bookmark text:name="Write_Lock-2"/><text:span text:style-name="Strong_20_Emphasis"><text:span text:style-name="T13">Write Lock</text:span></text:span></text:h>
      <text:p text:style-name="Standard"/>
      <text:p text:style-name="P9"><text:span text:style-name="Strong_20_Emphasis"><text:span text:style-name="T8">Lock:</text:span></text:span></text:p>
      <text:p text:style-name="Standard"/>
      <text:p text:style-name="Standard"><text:tab/><text:tab/><text:tab/><text:span text:style-name="Strong_20_Emphasis"><text:span text:style-name="T10">write_lock_bh(rwlock_t *lock)</text:span></text:span></text:p>
      <text:p text:style-name="Standard"/>
      <text:p text:style-name="P8"><text:span text:style-name="T4">It disables soft interrupts on that CPU, then grabs the lock.This has the effect of preventing softirqs, tasklets, and bottom halves from running on the local CPU. Here the suffix ‘</text:span><text:span text:style-name="Source_20_Text"><text:span text:style-name="T9">_bh</text:span></text:span><text:span text:style-name="T11">‘ </text:span><text:span text:style-name="T4">refers to “</text:span><text:span text:style-name="Strong_20_Emphasis"><text:span text:style-name="T8">Bottom Halves</text:span></text:span><text:span text:style-name="T11">“</text:span><text:span text:style-name="T4">.</text:span></text:p>
      <text:p text:style-name="Standard"/>
      <text:p text:style-name="P9"><text:span text:style-name="Strong_20_Emphasis"><text:span text:style-name="T8">Unlock:</text:span></text:span></text:p>
      <text:p text:style-name="Standard"/>
      <text:p text:style-name="Standard"><text:tab/><text:tab/><text:tab/><text:span text:style-name="Strong_20_Emphasis"><text:span text:style-name="T10">write_unlock_bh(rwlock_t *lock)</text:span></text:span></text:p>
      <text:p text:style-name="Standard"/>
      <text:p text:style-name="P13">It will release the lock and re-enables the soft interrupts which is disabled by above call.</text:p>
      <text:p text:style-name="Standard"/>
      <text:p text:style-name="Standard"/>
      <text:p text:style-name="Standard"/>
      <text:p text:style-name="Standard"/>
      <text:p text:style-name="Standard"/>
      <text:h text:style-name="P12" text:outline-level="3"><text:bookmark text:name="Example-2"/><text:soft-page-break/><text:span text:style-name="Strong_20_Emphasis"><text:span text:style-name="T12">Example</text:span></text:span></text:h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1</text:p>
            <text:p text:style-name="P2">2</text:p>
            <text:p text:style-name="P1">3</text:p>
            <text:p text:style-name="P2">4</text:p>
            <text:p text:style-name="P1">5</text:p>
            <text:p text:style-name="P2">6</text:p>
            <text:p text:style-name="P1">7</text:p>
            <text:p text:style-name="P2">8</text:p>
            <text:p text:style-name="P1">9</text:p>
            <text:p text:style-name="P2">10</text:p>
            <text:p text:style-name="P1">11</text:p>
            <text:p text:style-name="P2">12</text:p>
            <text:p text:style-name="P1">13</text:p>
            <text:p text:style-name="P2">14</text:p>
            <text:p text:style-name="P1">15</text:p>
            <text:p text:style-name="P2">16</text:p>
            <text:p text:style-name="P1">17</text:p>
            <text:p text:style-name="P2">18</text:p>
          </table:table-cell>
          <table:table-cell table:style-name="Table5.B1" office:value-type="string">
            <text:section text:style-name="Sect1" text:name="crayon-5bc08acc8bc88881781906-1">
              <text:p text:style-name="P5">//Thread</text:p>
            </text:section>
            <text:section text:style-name="Sect2" text:name="crayon-5bc08acc8bc88881781906-2">
              <text:p text:style-name="P3"><text:span text:style-name="T22">int</text:span><text:span text:style-name="T23"> </text:span><text:span text:style-name="T18">thread_function</text:span><text:span text:style-name="T20">(</text:span><text:span text:style-name="T22">void</text:span><text:span text:style-name="T23"> </text:span><text:span text:style-name="T20">*pv)</text:span></text:p>
            </text:section>
            <text:section text:style-name="Sect1" text:name="crayon-5bc08acc8bc88881781906-3">
              <text:p text:style-name="P4">{</text:p>
            </text:section>
            <text:section text:style-name="Sect2" text:name="crayon-5bc08acc8bc88881781906-4">
              <text:p text:style-name="P6"><text:span text:style-name="T23">    </text:span><text:span text:style-name="T26">while</text:span><text:span text:style-name="T21">(!</text:span><text:span text:style-name="T19">kthread_should_stop</text:span><text:span text:style-name="T21">())</text:span><text:span text:style-name="T24"> </text:span><text:span text:style-name="T21">{</text:span><text:span text:style-name="T24">  </text:span></text:p>
            </text:section>
            <text:section text:style-name="Sect1" text:name="crayon-5bc08acc8bc88881781906-5">
              <text:p text:style-name="P6"><text:span text:style-name="T23">        </text:span><text:span text:style-name="T19">write_lock_bh</text:span><text:span text:style-name="T21">(&amp;etx_rwlock);</text:span></text:p>
            </text:section>
            <text:section text:style-name="Sect2" text:name="crayon-5bc08acc8bc88881781906-6">
              <text:p text:style-name="P6"><text:span text:style-name="T23">        </text:span><text:span text:style-name="T21">etx_global_variable++;</text:span></text:p>
            </text:section>
            <text:section text:style-name="Sect1" text:name="crayon-5bc08acc8bc88881781906-7">
              <text:p text:style-name="P6"><text:span text:style-name="T23">        </text:span><text:span text:style-name="T19">write_unlock_bh</text:span><text:span text:style-name="T21">(&amp;etx_rwlock);</text:span></text:p>
            </text:section>
            <text:section text:style-name="Sect2" text:name="crayon-5bc08acc8bc88881781906-8">
              <text:p text:style-name="P6"><text:span text:style-name="T23">        </text:span><text:span text:style-name="T19">msleep</text:span><text:span text:style-name="T21">(</text:span><text:span text:style-name="T27">1000</text:span><text:span text:style-name="T21">);</text:span></text:p>
            </text:section>
            <text:section text:style-name="Sect1" text:name="crayon-5bc08acc8bc88881781906-9">
              <text:p text:style-name="P6"><text:span text:style-name="T23">    </text:span><text:span text:style-name="T21">}</text:span></text:p>
            </text:section>
            <text:section text:style-name="Sect2" text:name="crayon-5bc08acc8bc88881781906-10">
              <text:p text:style-name="P6"><text:span text:style-name="T23">    </text:span><text:span text:style-name="T26">return</text:span><text:span text:style-name="T24"> </text:span><text:span text:style-name="T27">0</text:span><text:span text:style-name="T21">;</text:span></text:p>
            </text:section>
            <text:section text:style-name="Sect1" text:name="crayon-5bc08acc8bc88881781906-11">
              <text:p text:style-name="P4">}</text:p>
            </text:section>
            <text:section text:style-name="Sect2" text:name="crayon-5bc08acc8bc88881781906-12">
              <text:p text:style-name="P5">/*Tasklet Function*/</text:p>
            </text:section>
            <text:section text:style-name="Sect1" text:name="crayon-5bc08acc8bc88881781906-13">
              <text:p text:style-name="P3"><text:span text:style-name="T22">void</text:span><text:span text:style-name="T23"> </text:span><text:span text:style-name="T18">tasklet_fn</text:span><text:span text:style-name="T20">(</text:span><text:span text:style-name="T22">unsigned</text:span><text:span text:style-name="T23"> </text:span><text:span text:style-name="T22">long</text:span><text:span text:style-name="T23"> </text:span><text:span text:style-name="T20">arg)</text:span></text:p>
            </text:section>
            <text:section text:style-name="Sect2" text:name="crayon-5bc08acc8bc88881781906-14">
              <text:p text:style-name="P4">{</text:p>
            </text:section>
            <text:section text:style-name="Sect1" text:name="crayon-5bc08acc8bc88881781906-15">
              <text:p text:style-name="P6"><text:span text:style-name="T23">        </text:span><text:span text:style-name="T19">read_lock_bh</text:span><text:span text:style-name="T21">(&amp;etx_rwlock);</text:span></text:p>
            </text:section>
            <text:section text:style-name="Sect2" text:name="crayon-5bc08acc8bc88881781906-16">
              <text:p text:style-name="P6"><text:span text:style-name="T23">        </text:span><text:span text:style-name="T19">printk</text:span><text:span text:style-name="T21">(KERN_</text:span><text:span text:style-name="T1">INFO</text:span><text:span text:style-name="T24"> </text:span><text:span text:style-name="T28">"Executing Tasklet Function : %lu\n"</text:span><text:span text:style-name="T21">,</text:span><text:span text:style-name="T24"> </text:span><text:span text:style-name="T21">etx_global_variable);</text:span></text:p>
            </text:section>
            <text:section text:style-name="Sect1" text:name="crayon-5bc08acc8bc88881781906-17">
              <text:p text:style-name="P6"><text:span text:style-name="T23">        </text:span><text:span text:style-name="T19">read_unlock_bh</text:span><text:span text:style-name="T21">(&amp;etx_rwlock);</text:span></text:p>
            </text:section>
            <text:section text:style-name="Sect2" text:name="crayon-5bc08acc8bc88881781906-18">
              <text:p text:style-name="P4">}</text:p>
            </text:section>
          </table:table-cell>
        </table:table-row>
      </table:table>
      <text:p text:style-name="Standard"/>
      <text:p text:style-name="Standard"/>
      <text:h text:style-name="P11" text:outline-level="2"><text:bookmark text:name="Approach_4_Locking_between_Hard_IRQ_andBottom_Halves"/>Approach 4 (Locking between Hard IRQ and Bottom Halves)</text:h>
      <text:p text:style-name="Standard"/>
      <text:p text:style-name="P14">If you share data between Hardware ISR and Bottom halves then you have to disable the IRQ before lock. Because, the bottom halves processing can be interrupted by a hardware interrupt. So this will be used in that scenario.</text:p>
      <text:p text:style-name="Standard"/>
      <text:h text:style-name="P12" text:outline-level="3"><text:bookmark text:name="Read_Lock-3"/><text:span text:style-name="Strong_20_Emphasis"><text:span text:style-name="T12">Read Lock</text:span></text:span></text:h>
      <text:p text:style-name="Standard"/>
      <text:p text:style-name="P9"><text:span text:style-name="Strong_20_Emphasis"><text:span text:style-name="T8">Lock:</text:span></text:span></text:p>
      <text:p text:style-name="Standard"/>
      <text:p text:style-name="Standard"><text:tab/><text:tab/><text:tab/><text:span text:style-name="Strong_20_Emphasis"><text:span text:style-name="T10">read_lock_irq(rwlock_t *lock)</text:span></text:span></text:p>
      <text:p text:style-name="Standard"/>
      <text:p text:style-name="P13">This will disable interrupts on that cpu, then grab the lock.</text:p>
      <text:p text:style-name="Standard"/>
      <text:p text:style-name="P9"><text:span text:style-name="Strong_20_Emphasis"><text:span text:style-name="T8">Unlock:</text:span></text:span></text:p>
      <text:p text:style-name="Standard"/>
      <text:p text:style-name="Standard"><text:tab/><text:tab/><text:tab/><text:span text:style-name="Strong_20_Emphasis"><text:span text:style-name="T10">read_unlock_irq(rwlock_t *lock)</text:span></text:span></text:p>
      <text:p text:style-name="Standard"/>
      <text:p text:style-name="P13">It will release the lock and re-enables the interrupts which is disabled by above call.</text:p>
      <text:p text:style-name="Standard"/>
      <text:p text:style-name="Standard"/>
      <text:p text:style-name="Standard"/>
      <text:p text:style-name="Standard"/>
      <text:p text:style-name="Standard"/>
      <text:h text:style-name="P12" text:outline-level="3"><text:bookmark text:name="Write_Lock-3"/><text:soft-page-break/><text:span text:style-name="Strong_20_Emphasis"><text:span text:style-name="T12">Write Lock</text:span></text:span></text:h>
      <text:p text:style-name="Standard"/>
      <text:p text:style-name="P9"><text:span text:style-name="Strong_20_Emphasis"><text:span text:style-name="T8">Lock:</text:span></text:span></text:p>
      <text:p text:style-name="Standard"/>
      <text:p text:style-name="Standard"><text:tab/><text:tab/><text:tab/><text:span text:style-name="Strong_20_Emphasis"><text:span text:style-name="T10">write_lock_irq(rwlock_t *lock)</text:span></text:span></text:p>
      <text:p text:style-name="Standard"/>
      <text:p text:style-name="P13">This will disable interrupts on that cpu, then grab the lock.</text:p>
      <text:p text:style-name="Standard"/>
      <text:p text:style-name="Standard"/>
      <text:p text:style-name="P9"><text:span text:style-name="Strong_20_Emphasis"><text:span text:style-name="T8">Unlock:</text:span></text:span></text:p>
      <text:p text:style-name="Standard"/>
      <text:p text:style-name="Standard"><text:tab/><text:tab/><text:tab/><text:span text:style-name="Strong_20_Emphasis"><text:span text:style-name="T10">write_unlock_irq(rwlock_t *lock)</text:span></text:span></text:p>
      <text:p text:style-name="Standard"/>
      <text:p text:style-name="Standard"/>
      <text:p text:style-name="P13">It will release the lock and re-enables the interrupts which is disabled by above call.</text:p>
      <text:p text:style-name="Standard"/>
      <text:h text:style-name="P12" text:outline-level="3"><text:bookmark text:name="Example-3"/><text:span text:style-name="Strong_20_Emphasis"><text:span text:style-name="T12">Example</text:span></text:span></text:h>
      <text:section text:style-name="Sect2" text:name="crayon-5bc08acc8bc8f552318179"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">1</text:p>
              <text:p text:style-name="P2">2</text:p>
              <text:p text:style-name="P1">3</text:p>
              <text:p text:style-name="P2">4</text:p>
              <text:p text:style-name="P1">5</text:p>
              <text:p text:style-name="P2">6</text:p>
              <text:p text:style-name="P1">7</text:p>
              <text:p text:style-name="P2">8</text:p>
              <text:p text:style-name="P1">9</text:p>
              <text:p text:style-name="P2">10</text:p>
              <text:p text:style-name="P1">11</text:p>
              <text:p text:style-name="P2">12</text:p>
              <text:p text:style-name="P1">13</text:p>
              <text:p text:style-name="P2">14</text:p>
              <text:p text:style-name="P1">15</text:p>
              <text:p text:style-name="P2">16</text:p>
              <text:p text:style-name="P1">17</text:p>
            </table:table-cell>
            <table:table-cell table:style-name="Table6.B1" office:value-type="string">
              <text:section text:style-name="Sect1" text:name="crayon-5bc08acc8bc8f552318179-1">
                <text:p text:style-name="P5">/*Tasklet Function*/</text:p>
              </text:section>
              <text:section text:style-name="Sect2" text:name="crayon-5bc08acc8bc8f552318179-2">
                <text:p text:style-name="P3"><text:span text:style-name="T22">void</text:span><text:span text:style-name="T23"> </text:span><text:span text:style-name="T18">tasklet_fn</text:span><text:span text:style-name="T20">(</text:span><text:span text:style-name="T22">unsigned</text:span><text:span text:style-name="T23"> </text:span><text:span text:style-name="T22">long</text:span><text:span text:style-name="T23"> </text:span><text:span text:style-name="T20">arg)</text:span></text:p>
              </text:section>
              <text:section text:style-name="Sect1" text:name="crayon-5bc08acc8bc8f552318179-3">
                <text:p text:style-name="P4">{</text:p>
              </text:section>
              <text:section text:style-name="Sect2" text:name="crayon-5bc08acc8bc8f552318179-4">
                <text:p text:style-name="P6"><text:span text:style-name="T23">        </text:span><text:span text:style-name="T19">write_lock_irq</text:span><text:span text:style-name="T21">(&amp;etx_rwlock);</text:span></text:p>
              </text:section>
              <text:section text:style-name="Sect1" text:name="crayon-5bc08acc8bc8f552318179-5">
                <text:p text:style-name="P6"><text:span text:style-name="T23">        </text:span><text:span text:style-name="T21">etx_global_variable++;</text:span></text:p>
              </text:section>
              <text:section text:style-name="Sect2" text:name="crayon-5bc08acc8bc8f552318179-6">
                <text:p text:style-name="P6"><text:span text:style-name="T23">        </text:span><text:span text:style-name="T19">write_unlock_irq</text:span><text:span text:style-name="T21">(&amp;etx_rwlock);</text:span></text:p>
              </text:section>
              <text:section text:style-name="Sect1" text:name="crayon-5bc08acc8bc8f552318179-7">
                <text:p text:style-name="P4">}</text:p>
              </text:section>
              <text:section text:style-name="Sect2" text:name="crayon-5bc08acc8bc8f552318179-8">
                <text:p text:style-name="P30"/>
              </text:section>
              <text:section text:style-name="Sect1" text:name="crayon-5bc08acc8bc8f552318179-9">
                <text:p text:style-name="P5">//Interrupt handler for IRQ 11. </text:p>
              </text:section>
              <text:section text:style-name="Sect2" text:name="crayon-5bc08acc8bc8f552318179-10">
                <text:p text:style-name="P3"><text:span text:style-name="T25">static</text:span><text:span text:style-name="T23"> </text:span><text:span text:style-name="T18">irqreturn_t irq_handler</text:span><text:span text:style-name="T20">(</text:span><text:span text:style-name="T22">int</text:span><text:span text:style-name="T23"> </text:span><text:span text:style-name="T20">irq,</text:span><text:span text:style-name="T22">void</text:span><text:span text:style-name="T23"> </text:span><text:span text:style-name="T20">*dev_id)</text:span><text:span text:style-name="T23"> </text:span><text:span text:style-name="T20">{</text:span></text:p>
              </text:section>
              <text:section text:style-name="Sect1" text:name="crayon-5bc08acc8bc8f552318179-11">
                <text:p text:style-name="P6"><text:span text:style-name="T23">        </text:span><text:span text:style-name="T19">read_lock_irq</text:span><text:span text:style-name="T21">(&amp;etx_rwlock);</text:span><text:span text:style-name="T24"> </text:span></text:p>
              </text:section>
              <text:section text:style-name="Sect2" text:name="crayon-5bc08acc8bc8f552318179-12">
                <text:p text:style-name="P6"><text:span text:style-name="T23">        </text:span><text:span text:style-name="T19">printk</text:span><text:span text:style-name="T21">(KERN_</text:span><text:span text:style-name="T1">INFO</text:span><text:span text:style-name="T24"> </text:span><text:span text:style-name="T28">"Executing ISR Function : %lu\n"</text:span><text:span text:style-name="T21">,</text:span><text:span text:style-name="T24"> </text:span><text:span text:style-name="T21">etx_global_variable);</text:span></text:p>
              </text:section>
              <text:section text:style-name="Sect1" text:name="crayon-5bc08acc8bc8f552318179-13">
                <text:p text:style-name="P6"><text:span text:style-name="T23">        </text:span><text:span text:style-name="T19">read_unlock_irq</text:span><text:span text:style-name="T21">(&amp;etx_rwlock);</text:span></text:p>
              </text:section>
              <text:section text:style-name="Sect2" text:name="crayon-5bc08acc8bc8f552318179-14">
                <text:p text:style-name="P6"><text:span text:style-name="T23">        </text:span><text:span text:style-name="T32">/*Scheduling Task to Tasklet*/</text:span></text:p>
              </text:section>
              <text:section text:style-name="Sect1" text:name="crayon-5bc08acc8bc8f552318179-15">
                <text:p text:style-name="P6"><text:span text:style-name="T23">        </text:span><text:span text:style-name="T19">tasklet_schedule</text:span><text:span text:style-name="T21">(tasklet);</text:span><text:span text:style-name="T24"> </text:span></text:p>
              </text:section>
              <text:section text:style-name="Sect2" text:name="crayon-5bc08acc8bc8f552318179-16">
                <text:p text:style-name="P6"><text:span text:style-name="T23">        </text:span><text:span text:style-name="T26">return</text:span><text:span text:style-name="T24"> </text:span><text:span text:style-name="T21">IRQ_HANDLED;</text:span></text:p>
              </text:section>
              <text:section text:style-name="Sect1" text:name="crayon-5bc08acc8bc8f552318179-17">
                <text:p text:style-name="P4">}</text:p>
              </text:section>
            </table:table-cell>
          </table:table-row>
        </table:table>
      </text:section>
      <text:p text:style-name="P26"><text:line-break/><text:bookmark text:name="Approach_5_Alternative_way_of_Approach_4"/><text:span text:style-name="T14">Approach 5 (Alternative way of Approach 4)</text:span></text:p>
      <text:p text:style-name="P26"><text:span text:style-name="T4">If you want to use different variant rather than using </text:span><text:span text:style-name="Source_20_Text"><text:span text:style-name="T9">read_lock_irq( )/write_lock_irq() </text:span></text:span><text:span text:style-name="T4">and </text:span><text:span text:style-name="Source_20_Text"><text:span text:style-name="T9">read_unlock_irq( )/write_unlock_irq() </text:span></text:span><text:span text:style-name="T4">then you can use this approach.</text:span></text:p>
      <text:h text:style-name="P12" text:outline-level="3"><text:bookmark text:name="Read_Lock-4"/><text:span text:style-name="Strong_20_Emphasis"><text:span text:style-name="T12">Read Lock</text:span></text:span></text:h>
      <text:p text:style-name="P9"><text:span text:style-name="Strong_20_Emphasis"><text:span text:style-name="T8">Lock:</text:span></text:span></text:p>
      <text:p text:style-name="Standard"><text:tab/><text:tab/></text:p>
      <text:p text:style-name="Standard"><text:tab/><text:tab/><text:span text:style-name="Strong_20_Emphasis"><text:span text:style-name="T10">read_lock_irqsave( rwlock_t *lock, unsigned long flags );</text:span></text:span></text:p>
      <text:p text:style-name="Standard"/>
      <text:p text:style-name="P8"><text:span text:style-name="T4">This will save whether interrupts were on or off in a </text:span><text:span text:style-name="Source_20_Text"><text:span text:style-name="T9">flags</text:span></text:span><text:span text:style-name="T11"> </text:span><text:span text:style-name="T4">word and grab the lock.</text:span></text:p>
      <text:p text:style-name="P9"><text:soft-page-break/><text:span text:style-name="Strong_20_Emphasis"><text:span text:style-name="T8">Unlock:</text:span></text:span></text:p>
      <text:p text:style-name="Standard"/>
      <text:p text:style-name="Standard"><text:tab/><text:span text:style-name="Strong_20_Emphasis"><text:span text:style-name="T10">read_unlock_irqrestore( rwlock_t *lock, unsigned long flags );</text:span></text:span></text:p>
      <text:p text:style-name="Standard"/>
      <text:p text:style-name="P8"><text:span text:style-name="T4">This will releases the read/write spinlock and restores the interrupts using the </text:span><text:span text:style-name="Source_20_Text"><text:span text:style-name="T9">flags </text:span></text:span><text:span text:style-name="T4">argument.</text:span></text:p>
      <text:p text:style-name="Standard"/>
      <text:h text:style-name="P12" text:outline-level="3"><text:bookmark text:name="Write_Lock-4"/><text:span text:style-name="Strong_20_Emphasis"><text:span text:style-name="T12">Write Lock</text:span></text:span></text:h>
      <text:p text:style-name="Standard"/>
      <text:p text:style-name="P9"><text:span text:style-name="Strong_20_Emphasis"><text:span text:style-name="T8">Lock:</text:span></text:span></text:p>
      <text:p text:style-name="Standard"/>
      <text:p text:style-name="P20"><text:tab/><text:tab/><text:span text:style-name="Strong_20_Emphasis"><text:span text:style-name="T10">write_lock_irqsave( rwlock_t *lock, unsigned long flags );</text:span></text:span><text:tab/></text:p>
      <text:p text:style-name="Standard"/>
      <text:p text:style-name="P8"><text:span text:style-name="T4">This will save whether interrupts were on or off in a </text:span><text:span text:style-name="Source_20_Text"><text:span text:style-name="T9">flags</text:span></text:span><text:span text:style-name="T11"> </text:span><text:span text:style-name="T4">word and grab the lock.</text:span></text:p>
      <text:p text:style-name="Standard"/>
      <text:p text:style-name="P9"><text:span text:style-name="Strong_20_Emphasis"><text:span text:style-name="T8">Unlock:</text:span></text:span></text:p>
      <text:p text:style-name="Standard"/>
      <text:p text:style-name="P24"><text:span text:style-name="Strong_20_Emphasis"><text:span text:style-name="T10">write_unlock_irqrestore( rwlock_t *lock, unsigned long flags );</text:span></text:span></text:p>
      <text:p text:style-name="Standard"/>
      <text:p text:style-name="P8"><text:span text:style-name="T4">This will releases the read/write spinlock and restores the interrupts using the </text:span><text:span text:style-name="Source_20_Text"><text:span text:style-name="T9">flags </text:span></text:span><text:span text:style-name="T4">argument.</text:span></text:p>
      <text:p text:style-name="Standard"/>
      <text:p text:style-name="Standard"/>
      <text:h text:style-name="P11" text:outline-level="2"><text:bookmark text:name="Approach_6_Locking_between_Hard_IRQs"/>Approach 6 (Locking between Hard IRQs)</text:h>
      <text:p text:style-name="Text_20_body"><text:line-break/><text:span text:style-name="T4">If you want to share data between two different IRQs, then you should use </text:span><text:span text:style-name="T7">Approach 5.</text:span></text:p>
      <text:p text:style-name="Standard"/>
      <text:h text:style-name="P28" text:outline-level="1"><text:bookmark text:name="ExampleProgramming"/><text:bookmark text:name="Programming1"/>Example<text:bookmark text:name="Programming"/> Programming</text:h>
      <text:p text:style-name="P8"><text:span text:style-name="T4">This code snippet explains how to create two threads that accesses a global variable (</text:span><text:span text:style-name="Source_20_Text"><text:span text:style-name="T9">etx_gloabl_variable</text:span></text:span><text:span text:style-name="T4">). So before accessing the variable, it should lock the read/write spinlock. After that it will release the read/write spinlock. This example is using </text:span><text:span text:style-name="T7">Approach 1</text:span><text:span text:style-name="T4">.</text:span></text:p>
      <text:p text:style-name="Standard"/>
      <text:p text:style-name="Standard"/>
      <text:p text:style-name="Standard"><text:tab/><text:tab/><text:tab/><text:tab/><text:tab/><text:span text:style-name="T36">spinlock_rdwr.c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ltonian Tattoo" svg:font-family="'Miltonian Tattoo', sans-serif"/>
    <style:font-face style:name="inherit" svg:font-family="inherit"/>
    <style:font-face style:name="monospace1" svg:font-family="monospace"/>
    <style:font-face style:name="monospace" svg:font-family="monospace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5:49:12.896092358</meta:creation-date>
    <dc:date>2018-10-12T18:15:45.182865662</dc:date>
    <meta:editing-duration>PT33M36S</meta:editing-duration>
    <meta:editing-cycles>5</meta:editing-cycles>
    <meta:generator>LibreOffice/5.1.6.2$Linux_X86_64 LibreOffice_project/10m0$Build-2</meta:generator>
    <meta:document-statistic meta:table-count="6" meta:image-count="0" meta:object-count="0" meta:page-count="9" meta:paragraph-count="268" meta:word-count="1080" meta:character-count="7440" meta:non-whitespace-character-count="6233"/>
  </office:meta>
</office:document-meta>
</file>